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-Regular" svg:font-family="Roboto-Regular, helvetica, arial, sans-serif"/>
    <style:font-face style:name="Roboto" svg:font-family="Roboto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18pt" officeooo:rsid="0019402c" officeooo:paragraph-rsid="0019402c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8pt" officeooo:rsid="0019402c" officeooo:paragraph-rsid="0019402c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8pt" officeooo:paragraph-rsid="0019402c" style:font-size-asian="18pt" style:font-size-complex="18pt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8pt" officeooo:paragraph-rsid="0019402c"/>
    </style:style>
    <style:style style:name="T1" style:family="text">
      <style:text-properties officeooo:rsid="0019402c"/>
    </style:style>
    <style:style style:name="T2" style:family="text">
      <style:text-properties fo:font-variant="normal" fo:text-transform="none" fo:color="#222222" fo:letter-spacing="normal" fo:font-style="normal" fo:font-weight="normal"/>
    </style:style>
    <style:style style:name="T3" style:family="text">
      <style:text-properties fo:font-variant="normal" fo:text-transform="none" fo:color="#222222" style:font-name="Roboto-Regular" fo:font-size="22.5pt" fo:letter-spacing="normal" fo:font-style="normal" fo:font-weight="normal"/>
    </style:style>
    <style:style style:name="T4" style:family="text">
      <style:text-properties fo:font-variant="normal" fo:text-transform="none" fo:color="#222222" fo:font-size="22.5pt" fo:letter-spacing="normal" fo:font-style="normal" fo:font-weight="normal"/>
    </style:style>
    <style:style style:name="T5" style:family="text">
      <style:text-properties officeooo:rsid="0019402c" style:font-size-asian="18pt" style:font-size-complex="18pt"/>
    </style:style>
    <style:style style:name="T6" style:family="text">
      <style:text-properties officeooo:rsid="001c6ac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ults discussion of CPU vs GPU</text:p>
      <text:p text:style-name="P1"/>
      <text:p text:style-name="P2">Results for CPU</text:p>
      <text:p text:style-name="P2"/>
      <text:p text:style-name="P2">1000000000 1 0.187981</text:p>
      <text:p text:style-name="P2">1000000000 10 0.674734</text:p>
      <text:p text:style-name="P2">1000000000 100 8.07003</text:p>
      <text:p text:style-name="P2">1000000000 1000 90.5958</text:p>
      <text:p text:style-name="P2"/>
      <text:p text:style-name="P2">Results for GPU</text:p>
      <text:p text:style-name="P2"/>
      <text:p text:style-name="P2">1000000000 1 0.549561</text:p>
      <text:p text:style-name="P2">1000000000 10 0.905313</text:p>
      <text:p text:style-name="P2">1000000000 100 1.69362</text:p>
      <text:p text:style-name="P2">1000000000 1000 6.64492</text:p>
      <text:p text:style-name="P2"/>
      <text:p text:style-name="P2">Speedup:</text:p>
      <text:p text:style-name="P2"/>
      <text:p text:style-name="P2">With the first and second case, that is when n = 10^9 and degree is 1 and 10. The CPU has performed better. Hence the Speedup: GPU/CPU is:</text:p>
      <text:p text:style-name="P2"/>
      <text:p text:style-name="P3"><text:span text:style-name="T1">1000000000 1 <text:s text:c="2"/>- 0.549561/0.187981 = </text:span><text:span text:style-name="T2">2.92349226784</text:span></text:p>
      <text:p text:style-name="P3"><text:span text:style-name="T1">1000000000 10 – 0.905313/0.674734 = </text:span><text:span text:style-name="T2">1.34173318671</text:span></text:p>
      <text:p text:style-name="P2"/>
      <text:p text:style-name="P2">On the other hand, With the third and forth case, that is when n = 10^9 and degree is 100 and 1000. The GPU has performed better. Hence the Speedup: CPU/GPU is (not<text:span text:style-name="T6">e</text:span> to calculate speedup, I have reversed the fraction):</text:p>
      <text:p text:style-name="P2"/>
      <text:p text:style-name="P4"><text:span text:style-name="T5">1000000000 100 <text:s text:c="2"/>- 8.07003/0.905313 = </text:span><text:span text:style-name="T4">8.91407723075</text:span></text:p>
      <text:p text:style-name="P4"><text:span text:style-name="T5">1000000000 1000 – 90.5958/6.64492 = </text:span><text:span text:style-name="T4">13.6338435978</text:span></text:p>
      <text:p text:style-name="P2"><text:soft-page-break/>Therefore, we can conclude that, a GPU performs much better when higher degrees are involved or in other words when the mathematics or the calculation are exponential.</text:p>
      <text:p text:style-name="P2"/>
      <text:p text:style-name="P2">That is probably the reason why you can’t still use a 8K resolution monitor without a GPU and that is why the Intel upgraded the Intel Integrated Graphic card with $K resolution support with Intel Integrated Graphics 620 HD.</text:p>
      <text:p text:style-name="P2"/>
      <text:p text:style-name="P2">Also, notice that the speedup is very good with degree 1000, whci confirms why we should use GPU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-Regular" svg:font-family="Roboto-Regular, helvetica, arial, sans-serif"/>
    <style:font-face style:name="Roboto" svg:font-family="Roboto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0T23:30:47.784761055</meta:creation-date>
    <meta:generator>LibreOffice/5.1.6.2$Linux_X86_64 LibreOffice_project/10m0$Build-2</meta:generator>
    <dc:date>2017-12-10T23:48:59.386749155</dc:date>
    <meta:editing-duration>PT4M31S</meta:editing-duration>
    <meta:editing-cycles>4</meta:editing-cycles>
    <meta:document-statistic meta:table-count="0" meta:image-count="0" meta:object-count="0" meta:page-count="2" meta:paragraph-count="21" meta:word-count="212" meta:character-count="1289" meta:non-whitespace-character-count="1092"/>
  </office:meta>
</office:document-meta>
</file>